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V1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V1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V1.setC( List &lt; ObjectK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V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V1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V1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V1.setD( List &lt; ObjectV1_A &gt;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V1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